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0000000506831A56F651A29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65cm" fo:min-width="14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59cm" fo:min-width="4.592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svg:stroke-color="#ff0000" draw:marker-end="Arrow" draw:marker-end-width="0.3cm" draw:fill="none" draw:fill-color="#ff3300" draw:textarea-vertical-align="middl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024cm" fo:min-width="1.34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164cm" fo:min-width="1.9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-color="#ffff00"/>
      <style:paragraph-properties fo:text-align="center"/>
      <style:text-properties fo:font-size="13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3300"/>
      <style:paragraph-properties fo:text-align="center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cm" svg:height="2.2cm" svg:x="1.9cm" svg:y="7.2cm">
          <draw:image xlink:href="Pictures/1000020100000050000000506831A56F651A29A9.png" xlink:type="simple" xlink:show="embed" xlink:actuate="onLoad">
            <text:p/>
          </draw:image>
        </draw:frame>
        <draw:custom-shape draw:style-name="gr2" draw:text-style-name="P2" draw:layer="layout" svg:width="14.5cm" svg:height="8.9cm" svg:x="5.2cm" svg:y="4.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cm" svg:height="2.6cm" svg:x="6.7cm" svg:y="5.4cm">
          <text:p text:style-name="P3"><text:span text:style-name="T1"/></text:p>
          <text:p text:style-name="P3"><text:span text:style-name="T1">Anzieh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6cm" svg:height="0.962cm" svg:x="7.5cm" svg:y="5.6cm">
          <draw:text-box>
            <text:p>Gravitationspunkt</text:p>
          </draw:text-box>
        </draw:frame>
        <draw:line draw:style-name="gr5" draw:text-style-name="P6" draw:layer="layout" svg:x1="3.9cm" svg:y1="8.2cm" svg:x2="7.7cm" svg:y2="7.1cm">
          <text:p/>
        </draw:line>
        <draw:custom-shape draw:style-name="gr6" draw:text-style-name="P4" draw:layer="layout" svg:width="2.6cm" svg:height="1.8cm" svg:x="5.9cm" svg:y="10.2cm">
          <text:p text:style-name="P3"><text:span text:style-name="T1">Sterb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6cm" svg:height="1.8cm" svg:x="9cm" svg:y="10.2cm">
          <text:p text:style-name="P3"><text:span text:style-name="T1">Abprall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cm" svg:height="2cm" svg:x="15.4cm" svg:y="8.6cm">
          <text:p text:style-name="P3"><text:span text:style-name="T1">Bewe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9cm" svg:y1="8.1cm" svg:x2="6.8cm" svg:y2="10.2cm">
          <text:p/>
        </draw:line>
        <draw:line draw:style-name="gr5" draw:text-style-name="P6" draw:layer="layout" svg:x1="4cm" svg:y1="8.2cm" svg:x2="10cm" svg:y2="10.3cm">
          <text:p/>
        </draw:line>
        <draw:line draw:style-name="gr5" draw:text-style-name="P6" draw:layer="layout" svg:x1="3.9cm" svg:y1="8.2cm" svg:x2="15.5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15:01:38.093339365</meta:creation-date>
    <dc:date>2016-03-16T15:07:20.966042563</dc:date>
    <meta:editing-duration>PT5M44S</meta:editing-duration>
    <meta:editing-cycles>1</meta:editing-cycles>
    <meta:document-statistic meta:object-count="11"/>
    <meta:generator>LibreOffice/5.0.5.2$Linux_X86_64 LibreOffice_project/00m0$Build-2</meta:generator>
  </office:meta>
</office:document-meta>
</file>